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7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fo:color="#0000ff" fo:font-weight="bold" style:font-weight-asian="bold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 table:number-columns-spanned="2" table:number-rows-spanned="1">
            <text:p>Maxxcard Frota</text:p>
          </table:table-cell>
          <table:covered-table-cell table:style-name="ce8"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Esforço</text:p>
          </table:table-cell>
          <table:table-cell table:style-name="ce3" office:value-type="string" calcext:value-type="string">
            <text:p>Observaçõe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1.Refactoring Modelo Cartã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1. Classes de domíni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2" office:value-type="string" calcext:value-type="string">
            <text:p>1.2. Cadastro Programa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íncular cartão funcionário/veícu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cluir um parâmetro para determinar se o cartão vincula-se ao funcionário ou veículo</text:p>
          </table:table-cell>
        </table:table-row>
        <table:table-row table:style-name="ro2">
          <table:table-cell table:style-name="ce2" office:value-type="string" calcext:value-type="string">
            <text:p>1.3.Cadastro Funcionár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r Cartã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 sistema deverá verificar no momento do cadastro do funcionário se o programa associado vincula o cartão ao funcionário.</text:p>
          </table:table-cell>
        </table:table-row>
        <table:table-row table:style-name="ro2">
          <table:table-cell table:style-name="ce2" office:value-type="string" calcext:value-type="string">
            <text:p>1.4.Embos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r Arquiv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parar a geração do arquivo embossing para diferenciar vinculação com veículo e com funcionário</text:p>
          </table:table-cell>
        </table:table-row>
        <table:table-row table:style-name="ro2">
          <table:table-cell table:style-name="ce2" office:value-type="string" calcext:value-type="string">
            <text:p>1.5.Cadastro de Veícul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ção de Cartã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 programa com vínculo Cartão/Veículo, gerar cartão</text:p>
          </table:table-cell>
        </table:table-row>
        <table:table-row table:style-name="ro2">
          <table:table-cell office:value-type="string" calcext:value-type="string">
            <text:p>Definir Limite de Crédit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Definir Limite Diári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Definir Limite Mens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2.Faturamento CAP Estabelecimento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.1.Cadastro de Estabelecimento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Agendamento Financeiro a Pagar por Fechament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3.Faturamento CAR Conveniados (modelo crédito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3.1. Cadastro de Programa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Definir modelo de cobrança (pré ou pós pag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luir parâmetro para determinar se cobrança será pré-pago (pedido) ou pós-pago (faturamento)</text:p>
          </table:table-cell>
        </table:table-row>
        <table:table-row table:style-name="ro2">
          <table:table-cell table:style-name="ce4" office:value-type="string" calcext:value-type="string">
            <text:p>Definir dias de fechame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luir parâmetro para determinar os diversos dias de fechamento (faturamento) no mês</text:p>
          </table:table-cell>
        </table:table-row>
        <table:table-row table:style-name="ro2">
          <table:table-cell table:style-name="ce4" office:value-type="string" calcext:value-type="string">
            <text:p>Definir prazo para pagamento fatur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juros pró-rata por atras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multa por atras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renovação do limite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axa de Administraçã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axa de Manutençã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axa de Utilizaçã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oleração atraso fatur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3.2. Agendamento Lançamento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CAR por fechament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3.3. Faturamento 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aturamento Contas 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Faturamento Contas em Atras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Gerar boletos ITAÚ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Gerar arquivo Registro Cobrança ITAÚ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4. Liquidação de Fatura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ocessar arquivo CNAB</text:p>
          </table:table-cell>
          <table:table-cell table:style-name="ce6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5. Atualização de Saldo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ocessar atualização de conta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6.Controle de Adimplência/Inadimplência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4" office:value-type="string" calcext:value-type="string">
            <text:p>Processar bloqueio/desbloqueio de conta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7.Produtos/Serviç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inir produtos/serviços permitidos por Program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Definir produtos/serviços permitidos por Veícul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8. Regras de Autorização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5" office:value-type="string" calcext:value-type="string">
            <text:p>Total de Pontos</text:p>
          </table:table-cell>
          <table:table-cell table:style-name="ce7" table:formula="of:=SUM([.B6:.B58])" office:value-type="float" office:value="473" calcext:value-type="float">
            <text:p>4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3:46:30.354081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8:33:14.191946511</meta:creation-date>
    <dc:date>2017-06-22T18:04:03.377932160</dc:date>
    <meta:editing-duration>PT4H16M50S</meta:editing-duration>
    <meta:editing-cycles>87</meta:editing-cycles>
    <meta:generator>LibreOffice/5.1.6.2$Linux_X86_64 LibreOffice_project/10m0$Build-2</meta:generator>
    <meta:document-statistic meta:table-count="1" meta:cell-count="87" meta:object-count="0"/>
  </office:meta>
</office:document-meta>
</file>